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2 the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Sin^2 theta</text:p>
          </table:table-cell>
          <table:table-cell office:value-type="string" calcext:value-type="string">
            <text:p>(Sin^2 theta)/R =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kl</text:p>
          </table:table-cell>
          <table:table-cell office:value-type="string" calcext:value-type="string">
            <text:p>(Sin^2 theta)/N = R</text:p>
          </table:table-cell>
          <table:table-cell table:number-columns-repeated="3"/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[.A2]/2*PI()/180" office:value-type="float" office:value="0.2460914245312" calcext:value-type="float">
            <text:p>0.2460914245</text:p>
          </table:table-cell>
          <table:table-cell table:formula="of:=SIN([.B2])^2" office:value-type="float" office:value="0.0593482739675039" calcext:value-type="float">
            <text:p>0.059348274</text:p>
          </table:table-cell>
          <table:table-cell table:formula="of:=[.C2]/[.$G$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H2]^2+[.I2]^2+[.J2]^2" office:value-type="float" office:value="3" calcext:value-type="float">
            <text:p>3</text:p>
          </table:table-cell>
          <table:table-cell table:formula="of:=[.C2]/[.E2]" office:value-type="float" office:value="0.019782757989168" calcext:value-type="float">
            <text:p>0.0197827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table:formula="of:=[.A3]/2*PI()/180" office:value-type="float" office:value="0.285361332701073" calcext:value-type="float">
            <text:p>0.2853613327</text:p>
          </table:table-cell>
          <table:table-cell table:formula="of:=SIN([.B3])^2" office:value-type="float" office:value="0.0792446090273469" calcext:value-type="float">
            <text:p>0.079244609</text:p>
          </table:table-cell>
          <table:table-cell table:formula="of:=[.C3]/[.$G$2]" office:value-type="float" office:value="4.00574121519038" calcext:value-type="float">
            <text:p>4.0057412152</text:p>
          </table:table-cell>
          <table:table-cell office:value-type="float" office:value="4" calcext:value-type="float">
            <text:p>4</text:p>
          </table:table-cell>
          <table:table-cell table:formula="of:=[.H3]^2+[.I3]^2+[.J3]^2"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table:formula="of:=[.A4]/2*PI()/180" office:value-type="float" office:value="0.40927970959267" calcext:value-type="float">
            <text:p>0.4092797096</text:p>
          </table:table-cell>
          <table:table-cell table:formula="of:=SIN([.B4])^2" office:value-type="float" office:value="0.1583631131596" calcext:value-type="float">
            <text:p>0.1583631132</text:p>
          </table:table-cell>
          <table:table-cell table:formula="of:=[.C4]/[.$G$2]" office:value-type="float" office:value="8.00510794532855" calcext:value-type="float">
            <text:p>8.0051079453</text:p>
          </table:table-cell>
          <table:table-cell office:value-type="float" office:value="8" calcext:value-type="float">
            <text:p>8</text:p>
          </table:table-cell>
          <table:table-cell table:formula="of:=[.H4]^2+[.I4]^2+[.J4]^2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table:formula="of:=[.A5]/2*PI()/180" office:value-type="float" office:value="0.485201532054424" calcext:value-type="float">
            <text:p>0.4852015321</text:p>
          </table:table-cell>
          <table:table-cell table:formula="of:=SIN([.B5])^2" office:value-type="float" office:value="0.217516498287531" calcext:value-type="float">
            <text:p>0.2175164983</text:p>
          </table:table-cell>
          <table:table-cell table:formula="of:=[.C5]/[.$G$2]" office:value-type="float" office:value="10.9952564959159" calcext:value-type="float">
            <text:p>10.9952564959</text:p>
          </table:table-cell>
          <table:table-cell office:value-type="float" office:value="11" calcext:value-type="float">
            <text:p>11</text:p>
          </table:table-cell>
          <table:table-cell table:formula="of:=[.H5]^2+[.I5]^2+[.J5]^2" office:value-type="float" office:value="11" calcext:value-type="float">
            <text:p>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table:formula="of:=[.A6]/2*PI()/180" office:value-type="float" office:value="0.508763476956347" calcext:value-type="float">
            <text:p>0.508763477</text:p>
          </table:table-cell>
          <table:table-cell table:formula="of:=SIN([.B6])^2" office:value-type="float" office:value="0.237264174463866" calcext:value-type="float">
            <text:p>0.2372641745</text:p>
          </table:table-cell>
          <table:table-cell table:formula="of:=[.C6]/[.$G$2]" office:value-type="float" office:value="11.9934831429359" calcext:value-type="float">
            <text:p>11.9934831429</text:p>
          </table:table-cell>
          <table:table-cell office:value-type="float" office:value="12" calcext:value-type="float">
            <text:p>12</text:p>
          </table:table-cell>
          <table:table-cell table:formula="of:=[.H6]^2+[.I6]^2+[.J6]^2" office:value-type="float" office:value="12" calcext:value-type="float">
            <text:p>12</text:p>
          </table:table-cell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table:formula="of:=[.A7]/2*PI()/180" office:value-type="float" office:value="0.596902604182061" calcext:value-type="float">
            <text:p>0.5969026042</text:p>
          </table:table-cell>
          <table:table-cell table:formula="of:=SIN([.B7])^2" office:value-type="float" office:value="0.315937723657661" calcext:value-type="float">
            <text:p>0.3159377237</text:p>
          </table:table-cell>
          <table:table-cell table:formula="of:=[.C7]/[.$G$2]" office:value-type="float" office:value="15.9703578151566" calcext:value-type="float">
            <text:p>15.9703578152</text:p>
          </table:table-cell>
          <table:table-cell office:value-type="float" office:value="16" calcext:value-type="float">
            <text:p>16</text:p>
          </table:table-cell>
          <table:table-cell table:formula="of:=[.H7]^2+[.I7]^2+[.J7]^2"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table:formula="of:=[.A8]/2*PI()/180" office:value-type="float" office:value="0.659734457253856" calcext:value-type="float">
            <text:p>0.6597344573</text:p>
          </table:table-cell>
          <table:table-cell table:formula="of:=SIN([.B8])^2" office:value-type="float" office:value="0.375655056417572" calcext:value-type="float">
            <text:p>0.3756550564</text:p>
          </table:table-cell>
          <table:table-cell table:formula="of:=[.C8]/[.$G$2]" office:value-type="float" office:value="18.9890133935451" calcext:value-type="float">
            <text:p>18.9890133935</text:p>
          </table:table-cell>
          <table:table-cell office:value-type="float" office:value="19" calcext:value-type="float">
            <text:p>19</text:p>
          </table:table-cell>
          <table:table-cell table:formula="of:=[.H8]^2+[.I8]^2+[.J8]^2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table:formula="of:=[.A9]/2*PI()/180" office:value-type="float" office:value="0.679805743651791" calcext:value-type="float">
            <text:p>0.6798057437</text:p>
          </table:table-cell>
          <table:table-cell table:formula="of:=SIN([.B9])^2" office:value-type="float" office:value="0.395190718548089" calcext:value-type="float">
            <text:p>0.3951907185</text:p>
          </table:table-cell>
          <table:table-cell table:formula="of:=[.C9]/[.$G$2]" office:value-type="float" office:value="19.9765229279191" calcext:value-type="float">
            <text:p>19.9765229279</text:p>
          </table:table-cell>
          <table:table-cell office:value-type="float" office:value="20" calcext:value-type="float">
            <text:p>20</text:p>
          </table:table-cell>
          <table:table-cell table:formula="of:=[.H9]^2+[.I9]^2+[.J9]^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table:formula="of:=[.A10]/2*PI()/180" office:value-type="float" office:value="0.76009088924353" calcext:value-type="float">
            <text:p>0.7600908892</text:p>
          </table:table-cell>
          <table:table-cell table:formula="of:=SIN([.B10])^2" office:value-type="float" office:value="0.474703529961643" calcext:value-type="float">
            <text:p>0.47470353</text:p>
          </table:table-cell>
          <table:table-cell table:formula="of:=[.C10]/[.$G$2]" office:value-type="float" office:value="23.9958215240548" calcext:value-type="float">
            <text:p>23.9958215241</text:p>
          </table:table-cell>
          <table:table-cell office:value-type="float" office:value="24" calcext:value-type="float">
            <text:p>24</text:p>
          </table:table-cell>
          <table:table-cell table:formula="of:=[.H10]^2+[.I10]^2+[.J10]^2" office:value-type="float" office:value="24" calcext:value-type="float">
            <text:p>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0.1452/(2*SQRT([.G2]))" office:value-type="float" office:value="0.516170525402389" calcext:value-type="float">
            <text:p>0.516170525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4:48:38.713753291</meta:creation-date>
    <dc:date>2016-12-05T18:17:18.174711283</dc:date>
    <meta:editing-duration>PT2H4M29S</meta:editing-duration>
    <meta:editing-cycles>1</meta:editing-cycles>
    <meta:document-statistic meta:table-count="1" meta:cell-count="90" meta:object-count="0"/>
    <meta:generator>LibreOffice/5.1.4.2$Linux_X86_64 LibreOffice_project/10m0$Build-2</meta:generator>
  </office:meta>
</office:document-meta>
</file>